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edPersistenceExceptionTranslator.translateExceptionIfPossible( Runtime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ainedPersistenceExceptionTranslator.getDeleg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PersistenceExceptionTranslator.addDelegate( PersistenceExceptionTranslator p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